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52348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5:23:48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9.188559" calcext:value-type="float">
            <text:p>19.188559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244091" calcext:value-type="float">
            <text:p>0.24409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.391441" calcext:value-type="float">
            <text:p>24.39144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9.188559" calcext:value-type="float">
            <text:p>19.18855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02.013412" calcext:value-type="float">
            <text:p>102.01341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67531" calcext:value-type="float">
            <text:p>0.16753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31796" calcext:value-type="float">
            <text:p>0.131796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57807" calcext:value-type="float">
            <text:p>0.157807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279327" calcext:value-type="float">
            <text:p>0.279327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165255" calcext:value-type="float">
            <text:p>0.165255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15678" calcext:value-type="float">
            <text:p>0.15678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145252" calcext:value-type="float">
            <text:p>0.145252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310057" calcext:value-type="float">
            <text:p>0.310057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0.167531" calcext:value-type="float">
            <text:p>0.167531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131796" calcext:value-type="float">
            <text:p>0.131796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0.157807" calcext:value-type="float">
            <text:p>0.157807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279327" calcext:value-type="float">
            <text:p>0.279327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770282" calcext:value-type="float">
            <text:p>0.77028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3.390972" calcext:value-type="float">
            <text:p>3.39097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.766444" calcext:value-type="float">
            <text:p>6.766444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.000179" calcext:value-type="float">
            <text:p>0.000179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.000179" calcext:value-type="float">
            <text:p>0.000179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.000179" calcext:value-type="float">
            <text:p>0.000179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.000222" calcext:value-type="float">
            <text:p>0.000222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.000248" calcext:value-type="float">
            <text:p>0.000248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.000231" calcext:value-type="float">
            <text:p>0.000231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.000129" calcext:value-type="float">
            <text:p>0.000129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.000095" calcext:value-type="float">
            <text:p>0.000095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.000269" calcext:value-type="float">
            <text:p>0.000269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.000283" calcext:value-type="float">
            <text:p>0.000283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.000196" calcext:value-type="float">
            <text:p>0.000196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.000081" calcext:value-type="float">
            <text:p>0.000081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.000015" calcext:value-type="float">
            <text:p>0.000015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.000399" calcext:value-type="float">
            <text:p>0.000399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.000789" calcext:value-type="float">
            <text:p>0.000789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.000971" calcext:value-type="float">
            <text:p>0.000971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.000916" calcext:value-type="float">
            <text:p>0.000916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.000798" calcext:value-type="float">
            <text:p>0.000798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.00131" calcext:value-type="float">
            <text:p>0.00131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.001619" calcext:value-type="float">
            <text:p>0.001619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.001724" calcext:value-type="float">
            <text:p>0.001724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01767" calcext:value-type="float">
            <text:p>0.001767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0328" calcext:value-type="float">
            <text:p>0.00328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04788" calcext:value-type="float">
            <text:p>0.004788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06536" calcext:value-type="float">
            <text:p>0.006536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0854" calcext:value-type="float">
            <text:p>0.00854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10932" calcext:value-type="float">
            <text:p>0.010932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13634" calcext:value-type="float">
            <text:p>0.013634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016831" calcext:value-type="float">
            <text:p>0.016831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020483" calcext:value-type="float">
            <text:p>0.020483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024591" calcext:value-type="float">
            <text:p>0.024591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030025" calcext:value-type="float">
            <text:p>0.030025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036739" calcext:value-type="float">
            <text:p>0.036739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044919" calcext:value-type="float">
            <text:p>0.044919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054087" calcext:value-type="float">
            <text:p>0.054087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064038" calcext:value-type="float">
            <text:p>0.064038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076273" calcext:value-type="float">
            <text:p>0.076273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091134" calcext:value-type="float">
            <text:p>0.091134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108777" calcext:value-type="float">
            <text:p>0.108777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130089" calcext:value-type="float">
            <text:p>0.130089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15413" calcext:value-type="float">
            <text:p>0.15413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182604" calcext:value-type="float">
            <text:p>0.182604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214858" calcext:value-type="float">
            <text:p>0.214858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250892" calcext:value-type="float">
            <text:p>0.250892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293722" calcext:value-type="float">
            <text:p>0.293722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341788" calcext:value-type="float">
            <text:p>0.341788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396881" calcext:value-type="float">
            <text:p>0.396881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45711" calcext:value-type="float">
            <text:p>0.45711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522114" calcext:value-type="float">
            <text:p>0.522114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59051" calcext:value-type="float">
            <text:p>0.59051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0.659401" calcext:value-type="float">
            <text:p>0.659401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727716" calcext:value-type="float">
            <text:p>0.727716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792235" calcext:value-type="float">
            <text:p>0.792235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852873" calcext:value-type="float">
            <text:p>0.852873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903962" calcext:value-type="float">
            <text:p>0.903962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945862" calcext:value-type="float">
            <text:p>0.945862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976449" calcext:value-type="float">
            <text:p>0.976449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993677" calcext:value-type="float">
            <text:p>0.993677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991662" calcext:value-type="float">
            <text:p>0.991662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97443" calcext:value-type="float">
            <text:p>0.97443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947873" calcext:value-type="float">
            <text:p>0.947873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915027" calcext:value-type="float">
            <text:p>0.915027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878908" calcext:value-type="float">
            <text:p>0.878908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839271" calcext:value-type="float">
            <text:p>0.839271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798522" calcext:value-type="float">
            <text:p>0.798522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756805" calcext:value-type="float">
            <text:p>0.756805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716337" calcext:value-type="float">
            <text:p>0.716337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677556" calcext:value-type="float">
            <text:p>0.677556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641286" calcext:value-type="float">
            <text:p>0.641286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606713" calcext:value-type="float">
            <text:p>0.606713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573834" calcext:value-type="float">
            <text:p>0.573834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541612" calcext:value-type="float">
            <text:p>0.541612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50932" calcext:value-type="float">
            <text:p>0.50932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477356" calcext:value-type="float">
            <text:p>0.477356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446103" calcext:value-type="float">
            <text:p>0.446103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415638" calcext:value-type="float">
            <text:p>0.415638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386919" calcext:value-type="float">
            <text:p>0.386919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359629" calcext:value-type="float">
            <text:p>0.359629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334176" calcext:value-type="float">
            <text:p>0.334176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309591" calcext:value-type="float">
            <text:p>0.309591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286003" calcext:value-type="float">
            <text:p>0.286003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264787" calcext:value-type="float">
            <text:p>0.264787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245557" calcext:value-type="float">
            <text:p>0.245557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229035" calcext:value-type="float">
            <text:p>0.229035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213982" calcext:value-type="float">
            <text:p>0.213982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200482" calcext:value-type="float">
            <text:p>0.200482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188469" calcext:value-type="float">
            <text:p>0.188469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177321" calcext:value-type="float">
            <text:p>0.177321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167305" calcext:value-type="float">
            <text:p>0.167305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157855" calcext:value-type="float">
            <text:p>0.157855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149089" calcext:value-type="float">
            <text:p>0.149089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141358" calcext:value-type="float">
            <text:p>0.141358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134445" calcext:value-type="float">
            <text:p>0.134445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128867" calcext:value-type="float">
            <text:p>0.128867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124229" calcext:value-type="float">
            <text:p>0.124229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120613" calcext:value-type="float">
            <text:p>0.120613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117691" calcext:value-type="float">
            <text:p>0.117691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11516" calcext:value-type="float">
            <text:p>0.11516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113214" calcext:value-type="float">
            <text:p>0.113214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111636" calcext:value-type="float">
            <text:p>0.111636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110668" calcext:value-type="float">
            <text:p>0.110668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110593" calcext:value-type="float">
            <text:p>0.110593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111319" calcext:value-type="float">
            <text:p>0.111319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112531" calcext:value-type="float">
            <text:p>0.112531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113657" calcext:value-type="float">
            <text:p>0.113657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114881" calcext:value-type="float">
            <text:p>0.114881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116538" calcext:value-type="float">
            <text:p>0.116538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118639" calcext:value-type="float">
            <text:p>0.118639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121042" calcext:value-type="float">
            <text:p>0.121042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123486" calcext:value-type="float">
            <text:p>0.123486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126019" calcext:value-type="float">
            <text:p>0.126019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128638" calcext:value-type="float">
            <text:p>0.128638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131288" calcext:value-type="float">
            <text:p>0.131288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133491" calcext:value-type="float">
            <text:p>0.133491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135208" calcext:value-type="float">
            <text:p>0.135208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136756" calcext:value-type="float">
            <text:p>0.136756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138682" calcext:value-type="float">
            <text:p>0.138682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140896" calcext:value-type="float">
            <text:p>0.140896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142894" calcext:value-type="float">
            <text:p>0.142894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144562" calcext:value-type="float">
            <text:p>0.144562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145628" calcext:value-type="float">
            <text:p>0.145628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146276" calcext:value-type="float">
            <text:p>0.146276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14652" calcext:value-type="float">
            <text:p>0.14652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146734" calcext:value-type="float">
            <text:p>0.146734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146935" calcext:value-type="float">
            <text:p>0.146935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146389" calcext:value-type="float">
            <text:p>0.146389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145079" calcext:value-type="float">
            <text:p>0.145079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143165" calcext:value-type="float">
            <text:p>0.143165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141432" calcext:value-type="float">
            <text:p>0.141432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139822" calcext:value-type="float">
            <text:p>0.139822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138063" calcext:value-type="float">
            <text:p>0.138063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136093" calcext:value-type="float">
            <text:p>0.136093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133588" calcext:value-type="float">
            <text:p>0.133588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13065" calcext:value-type="float">
            <text:p>0.13065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127277" calcext:value-type="float">
            <text:p>0.127277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123844" calcext:value-type="float">
            <text:p>0.123844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120411" calcext:value-type="float">
            <text:p>0.120411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117028" calcext:value-type="float">
            <text:p>0.117028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1137" calcext:value-type="float">
            <text:p>0.1137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109977" calcext:value-type="float">
            <text:p>0.109977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105666" calcext:value-type="float">
            <text:p>0.105666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10091" calcext:value-type="float">
            <text:p>0.10091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096373" calcext:value-type="float">
            <text:p>0.096373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092196" calcext:value-type="float">
            <text:p>0.092196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08818" calcext:value-type="float">
            <text:p>0.08818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084105" calcext:value-type="float">
            <text:p>0.084105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079805" calcext:value-type="float">
            <text:p>0.079805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075257" calcext:value-type="float">
            <text:p>0.075257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07061" calcext:value-type="float">
            <text:p>0.07061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066331" calcext:value-type="float">
            <text:p>0.066331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062499" calcext:value-type="float">
            <text:p>0.062499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058701" calcext:value-type="float">
            <text:p>0.058701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054635" calcext:value-type="float">
            <text:p>0.054635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0506" calcext:value-type="float">
            <text:p>0.0506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047014" calcext:value-type="float">
            <text:p>0.047014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043785" calcext:value-type="float">
            <text:p>0.043785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040434" calcext:value-type="float">
            <text:p>0.040434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036817" calcext:value-type="float">
            <text:p>0.036817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033559" calcext:value-type="float">
            <text:p>0.033559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030844" calcext:value-type="float">
            <text:p>0.030844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028566" calcext:value-type="float">
            <text:p>0.028566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02615" calcext:value-type="float">
            <text:p>0.02615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023701" calcext:value-type="float">
            <text:p>0.023701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021475" calcext:value-type="float">
            <text:p>0.021475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019525" calcext:value-type="float">
            <text:p>0.019525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01784" calcext:value-type="float">
            <text:p>0.01784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016259" calcext:value-type="float">
            <text:p>0.016259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015077" calcext:value-type="float">
            <text:p>0.015077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014283" calcext:value-type="float">
            <text:p>0.014283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013759" calcext:value-type="float">
            <text:p>0.013759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013079" calcext:value-type="float">
            <text:p>0.013079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012293" calcext:value-type="float">
            <text:p>0.012293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012016" calcext:value-type="float">
            <text:p>0.012016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012369" calcext:value-type="float">
            <text:p>0.012369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012928" calcext:value-type="float">
            <text:p>0.012928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013172" calcext:value-type="float">
            <text:p>0.013172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013423" calcext:value-type="float">
            <text:p>0.013423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014148" calcext:value-type="float">
            <text:p>0.014148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015475" calcext:value-type="float">
            <text:p>0.015475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017253" calcext:value-type="float">
            <text:p>0.017253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019332" calcext:value-type="float">
            <text:p>0.019332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021769" calcext:value-type="float">
            <text:p>0.021769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024393" calcext:value-type="float">
            <text:p>0.024393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026792" calcext:value-type="float">
            <text:p>0.026792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028737" calcext:value-type="float">
            <text:p>0.028737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03022" calcext:value-type="float">
            <text:p>0.03022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031624" calcext:value-type="float">
            <text:p>0.031624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032978" calcext:value-type="float">
            <text:p>0.032978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034226" calcext:value-type="float">
            <text:p>0.034226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035364" calcext:value-type="float">
            <text:p>0.035364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036364" calcext:value-type="float">
            <text:p>0.036364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037292" calcext:value-type="float">
            <text:p>0.037292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038113" calcext:value-type="float">
            <text:p>0.038113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038886" calcext:value-type="float">
            <text:p>0.038886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039288" calcext:value-type="float">
            <text:p>0.039288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039191" calcext:value-type="float">
            <text:p>0.039191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038861" calcext:value-type="float">
            <text:p>0.038861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038971" calcext:value-type="float">
            <text:p>0.038971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039535" calcext:value-type="float">
            <text:p>0.039535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039705" calcext:value-type="float">
            <text:p>0.039705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039132" calcext:value-type="float">
            <text:p>0.039132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038356" calcext:value-type="float">
            <text:p>0.038356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037964" calcext:value-type="float">
            <text:p>0.037964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037797" calcext:value-type="float">
            <text:p>0.037797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037428" calcext:value-type="float">
            <text:p>0.037428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036864" calcext:value-type="float">
            <text:p>0.036864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036271" calcext:value-type="float">
            <text:p>0.036271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035628" calcext:value-type="float">
            <text:p>0.035628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034828" calcext:value-type="float">
            <text:p>0.034828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033955" calcext:value-type="float">
            <text:p>0.033955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033407" calcext:value-type="float">
            <text:p>0.033407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033263" calcext:value-type="float">
            <text:p>0.033263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032816" calcext:value-type="float">
            <text:p>0.032816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031733" calcext:value-type="float">
            <text:p>0.031733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03038" calcext:value-type="float">
            <text:p>0.03038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029435" calcext:value-type="float">
            <text:p>0.029435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029098" calcext:value-type="float">
            <text:p>0.029098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029113" calcext:value-type="float">
            <text:p>0.029113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029301" calcext:value-type="float">
            <text:p>0.029301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029351" calcext:value-type="float">
            <text:p>0.029351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029184" calcext:value-type="float">
            <text:p>0.029184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028944" calcext:value-type="float">
            <text:p>0.028944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028666" calcext:value-type="float">
            <text:p>0.028666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028035" calcext:value-type="float">
            <text:p>0.028035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027054" calcext:value-type="float">
            <text:p>0.027054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026217" calcext:value-type="float">
            <text:p>0.026217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025825" calcext:value-type="float">
            <text:p>0.025825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025602" calcext:value-type="float">
            <text:p>0.025602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025108" calcext:value-type="float">
            <text:p>0.025108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024338" calcext:value-type="float">
            <text:p>0.024338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023536" calcext:value-type="float">
            <text:p>0.023536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022953" calcext:value-type="float">
            <text:p>0.022953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022713" calcext:value-type="float">
            <text:p>0.022713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022609" calcext:value-type="float">
            <text:p>0.022609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021562" calcext:value-type="float">
            <text:p>0.021562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020958" calcext:value-type="float">
            <text:p>0.020958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020587" calcext:value-type="float">
            <text:p>0.020587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020316" calcext:value-type="float">
            <text:p>0.020316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020005" calcext:value-type="float">
            <text:p>0.020005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019667" calcext:value-type="float">
            <text:p>0.019667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019304" calcext:value-type="float">
            <text:p>0.019304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018694" calcext:value-type="float">
            <text:p>0.018694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017846" calcext:value-type="float">
            <text:p>0.017846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017201" calcext:value-type="float">
            <text:p>0.017201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01698" calcext:value-type="float">
            <text:p>0.01698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016963" calcext:value-type="float">
            <text:p>0.016963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016721" calcext:value-type="float">
            <text:p>0.016721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016372" calcext:value-type="float">
            <text:p>0.016372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016144" calcext:value-type="float">
            <text:p>0.016144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015902" calcext:value-type="float">
            <text:p>0.015902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015487" calcext:value-type="float">
            <text:p>0.015487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014854" calcext:value-type="float">
            <text:p>0.014854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014143" calcext:value-type="float">
            <text:p>0.014143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013746" calcext:value-type="float">
            <text:p>0.013746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013868" calcext:value-type="float">
            <text:p>0.013868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014119" calcext:value-type="float">
            <text:p>0.014119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013889" calcext:value-type="float">
            <text:p>0.013889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013313" calcext:value-type="float">
            <text:p>0.013313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013037" calcext:value-type="float">
            <text:p>0.013037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013007" calcext:value-type="float">
            <text:p>0.013007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012617" calcext:value-type="float">
            <text:p>0.012617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011761" calcext:value-type="float">
            <text:p>0.011761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010899" calcext:value-type="float">
            <text:p>0.010899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010511" calcext:value-type="float">
            <text:p>0.010511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010682" calcext:value-type="float">
            <text:p>0.010682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011088" calcext:value-type="float">
            <text:p>0.011088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011308" calcext:value-type="float">
            <text:p>0.011308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01117" calcext:value-type="float">
            <text:p>0.01117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010926" calcext:value-type="float">
            <text:p>0.010926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01077" calcext:value-type="float">
            <text:p>0.01077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010599" calcext:value-type="float">
            <text:p>0.010599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010305" calcext:value-type="float">
            <text:p>0.010305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009877" calcext:value-type="float">
            <text:p>0.009877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00949" calcext:value-type="float">
            <text:p>0.00949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009359" calcext:value-type="float">
            <text:p>0.009359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009419" calcext:value-type="float">
            <text:p>0.009419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009387" calcext:value-type="float">
            <text:p>0.009387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008976" calcext:value-type="float">
            <text:p>0.008976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008161" calcext:value-type="float">
            <text:p>0.008161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007257" calcext:value-type="float">
            <text:p>0.007257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006559" calcext:value-type="float">
            <text:p>0.006559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006321" calcext:value-type="float">
            <text:p>0.006321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006509" calcext:value-type="float">
            <text:p>0.006509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006479" calcext:value-type="float">
            <text:p>0.006479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05697" calcext:value-type="float">
            <text:p>0.005697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04578" calcext:value-type="float">
            <text:p>0.004578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03995" calcext:value-type="float">
            <text:p>0.003995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04242" calcext:value-type="float">
            <text:p>0.004242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04704" calcext:value-type="float">
            <text:p>0.004704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04845" calcext:value-type="float">
            <text:p>0.004845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04729" calcext:value-type="float">
            <text:p>0.004729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04426" calcext:value-type="float">
            <text:p>0.004426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04049" calcext:value-type="float">
            <text:p>0.004049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03856" calcext:value-type="float">
            <text:p>0.003856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03907" calcext:value-type="float">
            <text:p>0.003907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04125" calcext:value-type="float">
            <text:p>0.004125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04335" calcext:value-type="float">
            <text:p>0.004335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04304" calcext:value-type="float">
            <text:p>0.004304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0413" calcext:value-type="float">
            <text:p>0.00413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03878" calcext:value-type="float">
            <text:p>0.003878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03664" calcext:value-type="float">
            <text:p>0.003664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0342" calcext:value-type="float">
            <text:p>0.00342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02645" calcext:value-type="float">
            <text:p>0.002645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01706" calcext:value-type="float">
            <text:p>0.001706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01627" calcext:value-type="float">
            <text:p>0.001627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02401" calcext:value-type="float">
            <text:p>0.002401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02802" calcext:value-type="float">
            <text:p>0.002802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02463" calcext:value-type="float">
            <text:p>0.002463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02326" calcext:value-type="float">
            <text:p>0.002326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02068" calcext:value-type="float">
            <text:p>0.002068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01652" calcext:value-type="float">
            <text:p>0.001652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01311" calcext:value-type="float">
            <text:p>0.001311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01535" calcext:value-type="float">
            <text:p>0.001535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02133" calcext:value-type="float">
            <text:p>0.002133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02748" calcext:value-type="float">
            <text:p>0.002748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0281" calcext:value-type="float">
            <text:p>0.00281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02052" calcext:value-type="float">
            <text:p>0.002052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00514" calcext:value-type="float">
            <text:p>0.000514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00476" calcext:value-type="float">
            <text:p>0.000476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00656" calcext:value-type="float">
            <text:p>0.000656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00602" calcext:value-type="float">
            <text:p>0.000602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00373" calcext:value-type="float">
            <text:p>0.000373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00306" calcext:value-type="float">
            <text:p>0.000306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00446" calcext:value-type="float">
            <text:p>0.000446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00545" calcext:value-type="float">
            <text:p>0.000545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00372" calcext:value-type="float">
            <text:p>0.000372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00702" calcext:value-type="float">
            <text:p>0.000702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02386" calcext:value-type="float">
            <text:p>0.002386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03168" calcext:value-type="float">
            <text:p>0.003168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02466" calcext:value-type="float">
            <text:p>0.002466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00783" calcext:value-type="float">
            <text:p>0.000783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00017" calcext:value-type="float">
            <text:p>0.000017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00073" calcext:value-type="float">
            <text:p>0.000073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00362" calcext:value-type="float">
            <text:p>0.000362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00943" calcext:value-type="float">
            <text:p>0.000943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02025" calcext:value-type="float">
            <text:p>0.002025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03067" calcext:value-type="float">
            <text:p>0.003067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02992" calcext:value-type="float">
            <text:p>0.002992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0196" calcext:value-type="float">
            <text:p>0.00196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00645" calcext:value-type="float">
            <text:p>0.000645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0012" calcext:value-type="float">
            <text:p>0.00012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0003" calcext:value-type="float">
            <text:p>0.00003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00148" calcext:value-type="float">
            <text:p>0.000148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00303" calcext:value-type="float">
            <text:p>0.000303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00323" calcext:value-type="float">
            <text:p>0.000323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00189" calcext:value-type="float">
            <text:p>0.000189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00034" calcext:value-type="float">
            <text:p>0.000034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00155" calcext:value-type="float">
            <text:p>0.000155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00756" calcext:value-type="float">
            <text:p>0.000756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01202" calcext:value-type="float">
            <text:p>0.001202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01047" calcext:value-type="float">
            <text:p>0.001047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0446" calcext:value-type="float">
            <text:p>0.000446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00578" calcext:value-type="float">
            <text:p>0.000578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01952" calcext:value-type="float">
            <text:p>0.001952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2475" calcext:value-type="float">
            <text:p>0.002475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226" calcext:value-type="float">
            <text:p>0.00226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2189" calcext:value-type="float">
            <text:p>0.002189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2502" calcext:value-type="float">
            <text:p>0.002502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2177" calcext:value-type="float">
            <text:p>0.002177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1234" calcext:value-type="float">
            <text:p>0.001234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0765" calcext:value-type="float">
            <text:p>0.000765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1095" calcext:value-type="float">
            <text:p>0.001095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01102" calcext:value-type="float">
            <text:p>0.001102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01102" calcext:value-type="float">
            <text:p>0.001102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01102" calcext:value-type="float">
            <text:p>0.001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26:48.673312212</dc:date>
    <meta:editing-duration>PT15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